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L1"/>
    <style:style style:name="P2" style:family="paragraph" style:parent-style-name="Heading_20_5" style:list-style-name="L2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../../../../../lessons/278c95b6/assignments/37d88bff/submission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ain-content">
        <text:h text:style-name="Heading_20_1" text:outline-level="1">Part 1: Study Guide for RB109 Exam </text:h>
        <text:p text:style-name="Text_20_body">This assessment will test your knowledge of <text:a xlink:type="simple" xlink:href="https://launchschool.com/lessons/278c95b6/assignments/37d88bff" text:style-name="Internet_20_link" text:visited-style-name="Visited_20_Internet_20_Link">RB101</text:a> and the <text:a xlink:type="simple" xlink:href="https://launchschool.com/books/ruby" text:style-name="Internet_20_link" text:visited-style-name="Visited_20_Internet_20_Link">Introduction to Programming with Ruby</text:a> book. It has a huge surface area in that it covers the Ruby programming language broadly. It does not cover Intermediate Ruby or Object Oriented Programming.</text:p>
        <text:h text:style-name="Heading_20_3" text:outline-level="3">Specific Topics of Interest</text:h>
        <text:p text:style-name="Text_20_body">In general, you should be familiar with Ruby syntax and operators. You should also be able to clearly explain, talk about, or demonstrate the following topics:</text:p>
        <text:list text:style-name="L4">
          <text:list-item>
            <text:p text:style-name="P10">numbers: integers and floats </text:p>
          </text:list-item>
          <text:list-item>
            <text:p text:style-name="P10">strings </text:p>
          </text:list-item>
          <text:list-item>
            <text:p text:style-name="P10">interpolation in strings </text:p>
          </text:list-item>
          <text:list-item>
            <text:p text:style-name="P10">boolean vs. truthiness </text:p>
          </text:list-item>
          <text:list-item>
            <text:p text:style-name="P10"><text:span text:style-name="Source_20_Text">nil</text:span> </text:p>
          </text:list-item>
          <text:list-item>
            <text:p text:style-name="P10">array and hash syntax </text:p>
          </text:list-item>
          <text:list-item>
            <text:p text:style-name="P10">array properties and methods: <text:span text:style-name="Source_20_Text">Array#size</text:span>, <text:span text:style-name="Source_20_Text">Array#push</text:span>, <text:span text:style-name="Source_20_Text">Array#pop</text:span> </text:p>
          </text:list-item>
          <text:list-item>
            <text:p text:style-name="P10">operators </text:p>
            <text:list>
              <text:list-item>
                <text:p text:style-name="P10">numeric operators: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%</text:span>, <text:span text:style-name="Source_20_Text">divmod</text:span>, <text:span text:style-name="Source_20_Text">**</text:span> </text:p>
              </text:list-item>
              <text:list-item>
                <text:p text:style-name="P10">string operators: <text:span text:style-name="Source_20_Text">+</text:span>, <text:span text:style-name="Source_20_Text">*</text:span> </text:p>
              </text:list-item>
              <text:list-item>
                <text:p text:style-name="P10">conditional operators: <text:span text:style-name="Source_20_Text">==</text:span>, <text:span text:style-name="Source_20_Text">!=</text:span>, <text:span text:style-name="Source_20_Text">&lt;</text:span>, <text:span text:style-name="Source_20_Text">&gt;</text:span>, <text:span text:style-name="Source_20_Text">&lt;=</text:span>, <text:span text:style-name="Source_20_Text">&gt;=</text:span>, ternary </text:p>
              </text:list-item>
              <text:list-item>
                <text:p text:style-name="P10">logical operators and short-circuit evaluation: <text:span text:style-name="Source_20_Text">!</text:span>, <text:span text:style-name="Source_20_Text">&amp;&amp;</text:span>, <text:span text:style-name="Source_20_Text">||</text:span> </text:p>
              </text:list-item>
              <text:list-item>
                <text:p text:style-name="P10">operator precedence </text:p>
              </text:list-item>
            </text:list>
          </text:list-item>
          <text:list-item>
            <text:p text:style-name="P10">type conversion: <text:span text:style-name="Source_20_Text">#to_s</text:span>, <text:span text:style-name="Source_20_Text">#to_i</text:span>, <text:span text:style-name="Source_20_Text">#to_f</text:span>, <text:span text:style-name="Source_20_Text">#to_a</text:span>, <text:span text:style-name="Source_20_Text">#to_h</text:span> </text:p>
          </text:list-item>
          <text:list-item>
            <text:p text:style-name="P10">mutability, immutability, and constants </text:p>
          </text:list-item>
          <text:list-item>
            <text:p text:style-name="P10">variables </text:p>
            <text:list>
              <text:list-item>
                <text:p text:style-name="P10">local variable and constant names </text:p>
              </text:list-item>
              <text:list-item>
                <text:p text:style-name="P10">initialization and reassignment </text:p>
              </text:list-item>
              <text:list-item>
                <text:p text:style-name="P10">variable scope and method definitions </text:p>
              </text:list-item>
              <text:list-item>
                <text:p text:style-name="P10">variable scope and blocks </text:p>
              </text:list-item>
              <text:list-item>
                <text:p text:style-name="P10">variables as pointers </text:p>
              </text:list-item>
              <text:list-item>
                <text:p text:style-name="P10">variable shadowing </text:p>
              </text:list-item>
            </text:list>
          </text:list-item>
          <text:list-item>
            <text:p text:style-name="P10">conditionals and loops </text:p>
          </text:list-item>
          <text:list-item>
            <text:p text:style-name="P10"><text:span text:style-name="Source_20_Text">puts</text:span> </text:p>
          </text:list-item>
          <text:list-item>
            <text:p text:style-name="P10">methods </text:p>
            <text:list>
              <text:list-item>
                <text:p text:style-name="P10">definition and invocation </text:p>
              </text:list-item>
              <text:list-item>
                <text:p text:style-name="P10">default parameters </text:p>
              </text:list-item>
              <text:list-item>
                <text:p text:style-name="P10">implicit vs. explicit return values </text:p>
              </text:list-item>
              <text:list-item>
                <text:p text:style-name="P10">parameters vs. arguments </text:p>
              </text:list-item>
              <text:list-item>
                <text:p text:style-name="P10">output vs. return values, side effects </text:p>
              </text:list-item>
              <text:list-item>
                <text:p text:style-name="P10"><text:span text:style-name="Emphasis">pass-by-reference</text:span> and <text:span text:style-name="Emphasis">pass-by-value</text:span> </text:p>
              </text:list-item>
              <text:list-item>
                <text:p text:style-name="P10">the call stack </text:p>
              </text:list-item>
            </text:list>
          </text:list-item>
          <text:list-item>
            <text:p text:style-name="P9">expressions and return <text:bookmark text:name="main-content"/>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58:39.357413787</meta:creation-date>
    <dc:date>2023-03-27T18:00:58.771025540</dc:date>
    <meta:editing-duration>PT2M20S</meta:editing-duration>
    <meta:editing-cycles>1</meta:editing-cycles>
    <meta:document-statistic meta:table-count="0" meta:image-count="0" meta:object-count="0" meta:page-count="1" meta:paragraph-count="37" meta:word-count="234" meta:character-count="1418" meta:non-whitespace-character-count="1220"/>
    <meta:generator>LibreOffice/7.4.3.2$Linux_X86_64 LibreOffice_project/1048a8393ae2eeec98dff31b5c133c5f1d08b890</meta:generator>
  </office:meta>
</office:document-meta>
</file>